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9</text:p>
      <text:p text:style-name="P3"><text:line-break/> Date: 22/4 -13<text:line-break/><text:line-break/> Facilitator: <text:s/>Andreas<text:line-break/><text:line-break/> Participants: Andreas Wahlström, Linnea Andersson Erik Arnebäck<text:line-break/><text:line-break/>1. Objectives: </text:p>
      <text:p text:style-name="P3"><text:tab/></text:p>
      <text:p text:style-name="P3"/>
      <text:p text:style-name="P3"><text:line-break/>2. Reports:</text:p>
      <text:p text:style-name="P3"><text:tab/></text:p>
      <text:p text:style-name="P3"><text:tab/>Done<text:line-break/><text:line-break/>3. Discussion items: </text:p>
      <text:p text:style-name="P3"/>
      <text:p text:style-name="P3"><text:tab/><text:line-break/><text:line-break/>4. Outcomes and assignments: <text:line-break/><text:tab/></text:p>
      <text:p text:style-name="P3"><text:tab/>Linnea: high score &amp; game over</text:p>
      <text:p text:style-name="P3"/>
      <text:p text:style-name="P3"><text:tab/>Erik: Fix problem about view and physics</text:p>
      <text:p text:style-name="P3"/>
      <text:p text:style-name="P3"><text:tab/>Andreas: Enemy movements</text:p>
      <text:p text:style-name="P3"/>
      <text:p text:style-name="P3"><text:tab/>Johan: Fix PowerUp timer, look at LoadingText (there should be som good help <text:tab/>there ). Some power ups need to be effektive during a certain time period, so <text:tab/>somthing needs to keepthe time and then turn them of</text:p>
      <text:p text:style-name="P3"><text:line-break/>5. Wrap up </text:p>
      <text:p text:style-name="P3"><text:line-break/><text:tab/>Next meeting: wednesday 24/4 -13<text:tab/><text:line-break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22T11:36:45.28</dc:date>
    <meta:editing-duration>PT28M26S</meta:editing-duration>
    <meta:editing-cycles>8</meta:editing-cycles>
    <meta:generator>OpenOffice.org/3.4$Win32 OpenOffice.org_project/340m1$Build-9590</meta:generator>
    <meta:document-statistic meta:table-count="0" meta:image-count="0" meta:object-count="0" meta:page-count="1" meta:paragraph-count="14" meta:word-count="88" meta:character-count="565"/>
  </office:meta>
</office:document-meta>
</file>